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UrbanBody">
      <style:paragraph-properties fo:text-align="start" style:justify-single-word="false"/>
      <style:text-properties style:font-name="arial" fo:font-size="12pt" fo:font-style="normal" style:text-underline-style="none" fo:font-weight="normal" officeooo:rsid="0084aa93" officeooo:paragraph-rsid="000e03a2" style:font-size-asian="12pt" style:font-style-asian="normal" style:font-weight-asian="normal" style:font-name-complex="Arial" style:font-size-complex="12pt" style:font-style-complex="normal" style:font-weight-complex="normal"/>
    </style:style>
    <style:style style:name="P3" style:family="paragraph" style:parent-style-name="Frame_20_contents">
      <style:paragraph-properties fo:text-align="start" style:justify-single-word="false"/>
      <style:text-properties style:font-name="arial" fo:font-size="12pt" officeooo:paragraph-rsid="000e03a2" style:font-size-asian="12pt" style:font-size-complex="12pt"/>
    </style:style>
    <style:style style:name="P4"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e03a2" style:font-size-asian="11pt" style:font-style-asian="normal" style:font-weight-asian="normal" style:font-name-complex="Arial" style:font-size-complex="11pt" style:font-style-complex="normal" style:font-weight-complex="normal"/>
    </style:style>
    <style:style style:name="P5"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e03a2" style:font-size-asian="12pt" style:font-style-asian="normal" style:font-weight-asian="normal" style:font-name-complex="Arial" style:font-size-complex="12pt" style:font-style-complex="normal" style:font-weight-complex="normal"/>
    </style:style>
    <style:style style:name="P6" style:family="paragraph" style:parent-style-name="Standard">
      <style:text-properties style:font-name="arial"/>
    </style:style>
    <style:style style:name="P7" style:family="paragraph" style:parent-style-name="Standard">
      <style:paragraph-properties fo:text-align="start" style:justify-single-word="false"/>
      <style:text-properties style:font-name="arial" fo:font-size="11pt" officeooo:paragraph-rsid="000e03a2" style:font-size-asian="11pt" style:font-size-complex="11pt"/>
    </style:style>
    <style:style style:name="P8" style:family="paragraph" style:parent-style-name="Standard">
      <style:text-properties style:font-name="arial" officeooo:paragraph-rsid="000e03a2"/>
    </style:style>
    <style:style style:name="P9" style:family="paragraph" style:parent-style-name="Standard">
      <style:paragraph-properties fo:margin-top="0cm" fo:margin-bottom="2.131cm" loext:contextual-spacing="false" fo:text-align="start" style:justify-single-word="false"/>
      <style:text-properties style:font-name="Arial" fo:font-size="10pt" officeooo:paragraph-rsid="000e03a2" style:font-size-asian="10pt" style:font-size-complex="10pt"/>
    </style:style>
    <style:style style:name="P10" style:family="paragraph" style:parent-style-name="UrbanTitle">
      <style:text-properties style:font-name="arial" style:text-underline-style="none"/>
    </style:style>
    <style:style style:name="P11" style:family="paragraph" style:parent-style-name="UrbanTitle2">
      <style:text-properties style:font-name="arial"/>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style:font-name-complex="Arial"/>
    </style:style>
    <style:style style:name="T7" style:family="text">
      <style:text-properties style:text-underline-style="solid" style:text-underline-width="auto" style:text-underline-color="font-color" fo:font-weight="bold" style:font-weight-asian="bold" style:font-name-complex="Arial"/>
    </style:style>
    <style:style style:name="T8"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9"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1"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2" style:family="text">
      <style:text-properties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3" style:family="text">
      <style:text-properties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4"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5"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6" style:family="text">
      <style:text-properties fo:font-size="12pt" style:font-size-asian="12pt" style:font-size-complex="12pt"/>
    </style:style>
    <style:style style:name="T1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1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19"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23"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7"><office:annotation><dc:creator>Gauthier Bastien</dc:creator><dc:date>2011-01-13T14:56:41</dc:date><text:p text:style-name="P12"><text:span text:style-name="T19">do text</text:span></text:p><text:p text:style-name="P12"><text:span text:style-name="T19">from document(at=header, format='odt')</text:span></text:p></office:annotation><text:span text:style-name="T4">Import depuis header.odt</text:span></text:p>
          </table:table-cell>
          <table:table-cell table:style-name="Tableau1.A1" office:value-type="string">
            <text:p text:style-name="P9"><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3"><text:span text:style-name="T14"><text:conditional-text text:condition="ooow:&quot;view.do_mailing()&quot;" text:string-value-if-true="&quot;mailed_data.getPersonTitleValue(short=True)&quot;" text:string-value-if-false="">mailed_data.getPersonTitleValue(short=True)</text:conditional-text></text:span><text:span text:style-name="T15"><text:s/></text:span><text:span text:style-name="T14"><text:conditional-text text:condition="ooow:&quot;view.do_mailing()&quot;" text:string-value-if-true="&quot;mailed_data.name1&quot;" text:string-value-if-false="">mailed_data.name1</text:conditional-text></text:span><text:span text:style-name="T15"><text:s/></text:span><text:span text:style-name="T14"><text:conditional-text text:condition="ooow:&quot;view.do_mailing()&quot;" text:string-value-if-true="&quot;mailed_data.name2&quot;" text:string-value-if-false="">mailed_data.name2</text:conditional-text></text:span><text:span text:style-name="T15"><text:line-break/></text:span><text:span text:style-name="T14"><text:conditional-text text:condition="ooow:&quot;view.do_mailing()&quot;" text:string-value-if-true="&quot;mailed_data.street&quot;" text:string-value-if-false="">mailed_data.street</text:conditional-text></text:span><text:span text:style-name="T14">, </text:span><text:span text:style-name="T14"><text:conditional-text text:condition="ooow:&quot;view.do_mailing()&quot;" text:string-value-if-true="&quot;mailed_data.number&quot;" text:string-value-if-false="">mailed_data.number</text:conditional-text></text:span><text:span text:style-name="T15"><text:line-break/></text:span><text:span text:style-name="T14"><text:conditional-text text:condition="ooow:&quot;view.do_mailing()&quot;" text:string-value-if-true="&quot;mailed_data.zipcode&quot;" text:string-value-if-false="">mailed_data.zipcode</text:conditional-text></text:span><text:span text:style-name="T14"> </text:span><text:span text:style-name="T14"><text:conditional-text text:condition="ooow:&quot;view.do_mailing()&quot;" text:string-value-if-true="&quot;mailed_data.city&quot;" text:string-value-if-false="">mailed_data.city</text:conditional-text></text:span></text:p>
          </table:table-cell>
        </table:table-row>
      </table:table>
      <text:p text:style-name="P8"/>
      <text:p text:style-name="P10">Rappel : déclaration PEB et indication d'implantation</text:p>
      <text:p text:style-name="P6"/>
      <text:p text:style-name="P6"><text:span text:style-name="T16"><office:annotation><dc:creator>sde </dc:creator><dc:date>2011-07-27T10:02:17</dc:date><text:p text:style-name="P12"><text:span text:style-name="T20">do text</text:span></text:p><text:p text:style-name="P12"><text:span text:style-name="T21">from document(at=reference, format='odt')</text:span></text:p></office:annotation></text:span>Import depuis reference.odt</text:p>
      <text:p text:style-name="P6"/>
      <text:p text:style-name="P6"><office:annotation><dc:creator>Gauthier Bastien</dc:creator><dc:date>2011-02-16T16:12:24</dc:date><text:p text:style-name="P12"><text:span text:style-name="T23">do text if len(self.getApplicants()) &gt; 1</text:span></text:p></office:annotation>Demandeurs : <text:text-input text:description="Demandeurs">self.getApplicantsSignaletic()</text:text-input></text:p>
      <text:p text:style-name="P6"><office:annotation><dc:creator>Gauthier Bastien</dc:creator><dc:date>2011-02-16T16:13:21</dc:date><text:p text:style-name="P12"><text:span text:style-name="T22">do text if not len(self.getApplicants()) &gt; 1</text:span></text:p></office:annotation>Demandeur : <text:text-input text:description="Demandeurs">self.getApplicantsSignaletic()</text:text-input></text:p>
      <text:p text:style-name="P6">Objet : <text:text-input text:description="Objet des travaux">self.getLicenceSubject()</text:text-input></text:p>
      <text:p text:style-name="P6">Situation : <text:text-input text:description="Situation des travaux">self.getWorkLocationSignaletic()</text:text-input></text:p>
      <text:p text:style-name="P6"><text:span text:style-name="T6">Référence cadastrale : </text:span><text:span text:style-name="T6"><text:text-input text:description="Bien-Parcelles">self.getPortionOutsText()</text:text-input></text:span></text:p>
      <text:p text:style-name="P6"/>
      <text:p text:style-name="P6"/>
      <text:p text:style-name="P11">Rappel indication d'implantation</text:p>
      <text:p text:style-name="P6"/>
      <text:p text:style-name="P5"><text:conditional-text text:condition="ooow:&quot;view.do_mailing()&quot;" text:string-value-if-true="&quot;mailed_data.getPersonTitleValue()&quot;" text:string-value-if-false="">mailed_data.getPersonTitleValue()</text:conditional-text>,</text:p>
      <text:p text:style-name="P6"/>
      <text:p text:style-name="P6">Vous nous avez fait part de votre intention de débuter les travaux relatifs à l’objet repris ci-dessus pour lesquels vous avez obtenu un permis.</text:p>
      <text:p text:style-name="P6"/>
      <text:p text:style-name="P6">La vérification de la bonne implantation de votre construction, en particulier du respect de celle-ci par rapport aux plans approuvés est une compétence de notre Collège communal.</text:p>
      <text:p text:style-name="P6"><text:span text:style-name="T6">L’article 137 du CWATUPE précise en effet que « </text:span><text:span text:style-name="T7">les travaux de constructions nouvelles ou d’extension des constructions existantes ne peuvent débuter qu’après la réception du procès-verbal de l’indication de l’implantation</text:span><text:span text:style-name="T6"> constatant le respect de l’implantation prévue au permis, dressé par les soins du Collège communal ».</text:span></text:p>
      <text:p text:style-name="P6"/>
      <text:p text:style-name="P6">Pour ce faire, le demandeur doit solliciter la commune pour procéder à l’indication de l’implantation 30 jours calendrier avant le démarrage de son chantier. </text:p>
      <text:p text:style-name="P6"/>
      <text:p text:style-name="P6">A cet effet et conformément à la procédure fixée en séance du 20/07/2005, il s’adressera à un géomètre agréé par le Collège communal.</text:p>
      <text:p text:style-name="P6"/>
      <text:p text:style-name="P6">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6"/>
      <text:p text:style-name="P6">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6"/>
      <text:p text:style-name="P6">Merci de ne pas tenir compte du présent courrier si vous avez procédé récemment à la vérification de l’implantation par un géomètre agréé.</text:p>
      <text:p text:style-name="P6"/>
      <text:p text:style-name="P6"/>
      <text:p text:style-name="P6"/>
      <text:p text:style-name="P11">Rappel déclaration initiale PEB</text:p>
      <text:p text:style-name="P6"/>
      <text:p text:style-name="P4"><text:conditional-text text:condition="ooow:&quot;view.do_mailing()&quot;" text:string-value-if-true="&quot;mailed_data.getPersonTitleValue()&quot;" text:string-value-if-false="">mailed_data.getPersonTitleValue()</text:conditional-text>,</text:p>
      <text:p text:style-name="P6"/>
      <text:p text:style-name="P6">Après vérification, nous constatons que nous ne sommes pas en possession du formulaire de déclaration initiale PEB. </text:p>
      <text:p text:style-name="P6"/>
      <text:p text:style-name="P6">En effet, le formulaire de déclaration <text:s/>initiale PEB doit être envoyé avec le formulaire « début de travaux », 15 jours avant le commencement de ceux-ci, et ce conformément aux articles 134 et 237/22§2 du CWATUPE. </text:p>
      <text:p text:style-name="P6"/>
      <text:p text:style-name="P6">Nous vous avisons qu’en cas de <text:s/>non respect <text:s/>de cette disposition le CWATUPE prévoit une amende administrative d’un montant compris entre 250 et 50.000€ (Articles 237/36 à 237/39)</text:p>
      <text:p text:style-name="P6"/>
      <text:p text:style-name="P6">Merci de ne pas tenir compte du présent courrier si vous nous avez envoyé récemment la déclaration initiale PEB.</text:p>
      <text:p text:style-name="P6"/>
      <text:p text:style-name="P6"/>
      <text:p text:style-name="P2">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6"/>
      <text:p text:style-name="P6"><text:span text:style-name="T3"><office:annotation><dc:creator>sde </dc:creator><dc:date>2011-07-27T10:02:32</dc:date><text:p text:style-name="P12"><text:span text:style-name="T20">do text</text:span></text:p><text:p text:style-name="P12"><text:span text:style-name="T21">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09:46.741460667</dc:date>
    <meta:editing-duration>PT7H57M33S</meta:editing-duration>
    <meta:editing-cycles>51</meta:editing-cycles>
    <meta:generator>LibreOffice/6.3.5.2$Linux_X86_64 LibreOffice_project/30$Build-2</meta:generator>
    <meta:document-statistic meta:table-count="1" meta:image-count="0" meta:object-count="0" meta:page-count="2" meta:paragraph-count="29" meta:word-count="490" meta:character-count="3477" meta:non-whitespace-character-count="3025"/>
  </office:meta>
</office:document-meta>
</file>